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e33" officeooo:paragraph-rsid="001bde33"/>
    </style:style>
    <style:style style:name="P2" style:family="paragraph" style:parent-style-name="Standard">
      <style:text-properties style:font-name="Linux Libertine G" officeooo:rsid="0023b52b" officeooo:paragraph-rsid="0023b52b"/>
    </style:style>
    <style:style style:name="P3" style:family="paragraph" style:parent-style-name="Standard">
      <style:text-properties style:font-name="Linux Libertine G" officeooo:rsid="001bde33" officeooo:paragraph-rsid="001bde33"/>
    </style:style>
    <style:style style:name="P4" style:family="paragraph" style:parent-style-name="Standard">
      <style:text-properties style:font-name="Linux Libertine G" officeooo:rsid="001bde33" officeooo:paragraph-rsid="0020f4a2"/>
    </style:style>
    <style:style style:name="P5" style:family="paragraph" style:parent-style-name="Standard">
      <style:text-properties style:font-name="Linux Libertine G" officeooo:rsid="002c7a9f" officeooo:paragraph-rsid="001bde33"/>
    </style:style>
    <style:style style:name="P6" style:family="paragraph" style:parent-style-name="Standard">
      <style:text-properties style:font-name="Linux Libertine G" officeooo:rsid="002c7a9f" officeooo:paragraph-rsid="002d3dd6"/>
    </style:style>
    <style:style style:name="P7" style:family="paragraph" style:parent-style-name="Standard">
      <style:text-properties style:font-name="Linux Libertine G" officeooo:rsid="0020f4a2" officeooo:paragraph-rsid="0020f4a2"/>
    </style:style>
    <style:style style:name="P8" style:family="paragraph" style:parent-style-name="Standard">
      <style:text-properties style:font-name="Linux Libertine G" officeooo:rsid="001e66a5" officeooo:paragraph-rsid="001e66a5"/>
    </style:style>
    <style:style style:name="P9" style:family="paragraph" style:parent-style-name="Standard">
      <style:text-properties style:font-name="Linux Libertine G" officeooo:rsid="002f6b51" officeooo:paragraph-rsid="002f6b51"/>
    </style:style>
    <style:style style:name="P10" style:family="paragraph" style:parent-style-name="Standard">
      <style:text-properties style:font-name="Linux Libertine G" officeooo:rsid="00303aa7" officeooo:paragraph-rsid="00303aa7"/>
    </style:style>
    <style:style style:name="P11" style:family="paragraph" style:parent-style-name="Standard">
      <style:text-properties style:font-name="Linux Libertine G" officeooo:rsid="00307773" officeooo:paragraph-rsid="00307773"/>
    </style:style>
    <style:style style:name="P12" style:family="paragraph" style:parent-style-name="Standard">
      <style:text-properties fo:color="#ce181e" style:font-name="Linux Libertine G" fo:font-size="22pt" fo:font-weight="bold" officeooo:rsid="002c7a9f" officeooo:paragraph-rsid="002c7a9f" style:font-size-asian="19.25pt" style:font-weight-asian="bold" style:font-size-complex="22pt" style:font-weight-complex="bold"/>
    </style:style>
    <style:style style:name="P13" style:family="paragraph" style:parent-style-name="Standard">
      <style:text-properties fo:color="#ce181e" style:font-name="Linux Libertine G" fo:font-size="18pt" fo:font-weight="bold" officeooo:rsid="002c7a9f" officeooo:paragraph-rsid="002c7a9f" style:font-size-asian="18pt" style:font-weight-asian="bold" style:font-size-complex="18pt" style:font-weight-complex="bold"/>
    </style:style>
    <style:style style:name="P14" style:family="paragraph" style:parent-style-name="Standard">
      <style:text-properties fo:color="#ce181e" style:font-name="Linux Libertine G" fo:font-size="18pt" fo:font-weight="bold" officeooo:rsid="002c7a9f" officeooo:paragraph-rsid="002efc01" style:font-size-asian="18pt" style:font-weight-asian="bold" style:font-size-complex="18pt" style:font-weight-complex="bold"/>
    </style:style>
    <style:style style:name="P15" style:family="paragraph" style:parent-style-name="Standard">
      <style:text-properties fo:color="#ce181e" style:font-name="Linux Libertine G" fo:font-size="18pt" fo:font-weight="bold" officeooo:rsid="002c7a9f" officeooo:paragraph-rsid="002f6b51" style:font-size-asian="18pt" style:font-weight-asian="bold" style:font-size-complex="18pt" style:font-weight-complex="bold"/>
    </style:style>
    <style:style style:name="P16" style:family="paragraph" style:parent-style-name="Standard">
      <style:text-properties fo:color="#ce181e" style:font-name="Linux Libertine G" fo:font-size="18pt" fo:font-weight="bold" officeooo:rsid="002c7a9f" officeooo:paragraph-rsid="00307773" style:font-size-asian="18pt" style:font-weight-asian="bold" style:font-size-complex="18pt" style:font-weight-complex="bold"/>
    </style:style>
    <style:style style:name="P17" style:family="paragraph" style:parent-style-name="Standard">
      <style:text-properties fo:color="#ce181e" style:font-name="Linux Libertine G" fo:font-size="18pt" fo:font-weight="bold" officeooo:rsid="002f6b51" officeooo:paragraph-rsid="002f6b51" style:font-size-asian="18pt" style:font-weight-asian="bold" style:font-size-complex="18pt" style:font-weight-complex="bold"/>
    </style:style>
    <style:style style:name="P18" style:family="paragraph" style:parent-style-name="Standard">
      <style:text-properties style:font-name="Linux Libertine G" officeooo:rsid="00307773" officeooo:paragraph-rsid="00307773"/>
    </style:style>
    <style:style style:name="P19" style:family="paragraph" style:parent-style-name="Standard">
      <style:text-properties officeooo:paragraph-rsid="00307773"/>
    </style:style>
    <style:style style:name="P20" style:family="paragraph" style:parent-style-name="Standard">
      <style:text-properties fo:color="#ce181e" style:font-name="Linux Libertine G" fo:font-size="18pt" fo:font-weight="bold" officeooo:rsid="002c7a9f" officeooo:paragraph-rsid="00325e18" style:font-size-asian="18pt" style:font-weight-asian="bold" style:font-size-complex="18pt" style:font-weight-complex="bold"/>
    </style:style>
    <style:style style:name="P21" style:family="paragraph" style:parent-style-name="Standard">
      <style:text-properties style:use-window-font-color="true" style:font-name="Linux Libertine G" fo:font-size="12pt" fo:font-weight="normal" officeooo:rsid="00325e18" officeooo:paragraph-rsid="00325e18" style:font-size-asian="10.5pt" style:font-weight-asian="normal" style:font-size-complex="12pt" style:font-weight-complex="normal"/>
    </style:style>
    <style:style style:name="T1" style:family="text">
      <style:text-properties officeooo:rsid="001d3700"/>
    </style:style>
    <style:style style:name="T2" style:family="text">
      <style:text-properties officeooo:rsid="001fe060"/>
    </style:style>
    <style:style style:name="T3" style:family="text">
      <style:text-properties officeooo:rsid="002267df"/>
    </style:style>
    <style:style style:name="T4" style:family="text">
      <style:text-properties style:font-name="Linux Libertine G"/>
    </style:style>
    <style:style style:name="T5" style:family="text">
      <style:text-properties style:font-name="Linux Libertine G" officeooo:rsid="00307773"/>
    </style:style>
    <style:style style:name="T6" style:family="text">
      <style:text-properties style:font-name="Linux Libertine G" officeooo:rsid="0031679a"/>
    </style:style>
    <style:style style:name="T7" style:family="text">
      <style:text-properties style:font-name="Linux Libertine G" officeooo:rsid="00325e18"/>
    </style:style>
    <style:style style:name="T8" style:family="text">
      <style:text-properties officeooo:rsid="002d3dd6"/>
    </style:style>
    <style:style style:name="T9" style:family="text">
      <style:text-properties officeooo:rsid="002f6b51"/>
    </style:style>
    <style:style style:name="T10" style:family="text">
      <style:text-properties officeooo:rsid="00303aa7"/>
    </style:style>
    <style:style style:name="T11" style:family="text">
      <style:text-properties officeooo:rsid="00307773"/>
    </style:style>
    <style:style style:name="T12" style:family="text">
      <style:text-properties officeooo:rsid="00325e18"/>
    </style:style>
    <style:style style:name="T13" style:family="text">
      <style:text-properties officeooo:rsid="0032a7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Lien du projet : </text:span><text:a xlink:type="simple" xlink:href="https://github.com/Claers/ProjectMacGyver" text:style-name="Internet_20_link" text:visited-style-name="Visited_20_Internet_20_Link"><text:span text:style-name="T4">https://github.com/Claers/ProjectMacGyver</text:span></text:a></text:p>
      <text:p text:style-name="P3"/>
      <text:p text:style-name="P13">- Présentation globale</text:p>
      <text:p text:style-name="P12"/>
      <text:p text:style-name="P6">Le jeu est assez simple, un personnage <text:span text:style-name="T8">contrôlé</text:span> par le joueur se déplace dans un labyrinthe case par case. Son but est de récupérer des objets qui sont disposé aléatoirement et <text:span text:style-name="T8">d’arriver devant un garde, si le joueur a récupéré tout les objets il gagne, sinon il perd.</text:span></text:p>
      <text:p text:style-name="P6"/>
      <text:p text:style-name="P3">Pour réaliser ce projet j’ai opté pour une approche orienté objet. <text:span text:style-name="T1">La fenêtre du jeu est donc un objet qui à différentes méthodes qui se rapproche d’un GameEngine. En effet a chaque boucle du jeu on à : La récupérations des événements, une boucle qui va effectuer différents tests, la création de l’affichage GUI et finalement l’affichage. Tout ce qui est affiché a l’écran, à par le GUI, sont créé en tant qu’objet et plus spécifiquement en Sprite, un objet hérité de pygame.</text:span></text:p>
      <text:p text:style-name="P5"/>
      <text:p text:style-name="P14">- <text:span text:style-name="T9">Création graphique du labyrinthe</text:span></text:p>
      <text:p text:style-name="P14"/>
      <text:p text:style-name="P7">Pour la création du labyrinthe graphiquement, <text:span text:style-name="T3">le programme va lire une liste qui contient un chiffre indiquant la nature de la case : 0 pour un mur, 1 pour un chemin, 2 pour le départ et 3 pour l’arrivée.</text:span></text:p>
      <text:p text:style-name="P7"/>
      <text:p text:style-name="P15">- <text:span text:style-name="T9">Collisions avec les murs</text:span></text:p>
      <text:p text:style-name="P4"/>
      <text:p text:style-name="P8">Le jeu requiert un système de détection de collision, <text:span text:style-name="T2">j’ai donc créé une liste qui stocke les objets mur et chemin. A chaque mouvement du joueur un simple test va vérifier si la case sur laquelle se dirige le joueur est une case 1, une case chemin, et si oui le mouvement sera possible.</text:span></text:p>
      <text:p text:style-name="P8"/>
      <text:p text:style-name="P15">- <text:span text:style-name="T9">Objets</text:span></text:p>
      <text:p text:style-name="P17"/>
      <text:p text:style-name="P9">Les objets sont créé au démarrage du programme, un algorithme va tirer aléatoirement une case chemin <text:span text:style-name="T10">de la liste des collisions, sans prendre en compte les cases du joueur et du gardien.</text:span></text:p>
      <text:p text:style-name="P10"/>
      <text:p text:style-name="P10">Pour détecter une collision des objets, le programme va a chaque nouvelle position du joueur voir si il n’est pas sur un objet. Cette façon de faire permet une bonne optimisation du programme.</text:p>
      <text:p text:style-name="P2"/>
      <text:p text:style-name="P16">- <text:span text:style-name="T11">Affichage</text:span></text:p>
      <text:p text:style-name="P2"/>
      <text:p text:style-name="P19"><text:span text:style-name="T5">Cette partie à été la plus difficile pour moi vu que je n’ai pas pensé au système de Sprite dès le début. <text:s/>J’avais donc commencé par une méthode d’affichage qui m’a posé problème lors de la création du joueur. J’ai du donc tout repensé pour </text:span><text:span text:style-name="T6">que mon code fonctionne avec les Sprites. A partir de ça j’ai pu afficher les objets par groupe, les murs et le</text:span><text:span text:style-name="T7">s</text:span><text:span text:style-name="T6"> chemin en premier, le personnage et les objets en second pour qu’ils apparaissent au dessus.</text:span></text:p>
      <text:p text:style-name="P11"/>
      <text:p text:style-name="P11"/>
      <text:p text:style-name="P20">- <text:span text:style-name="T12">Environnement Virtuel</text:span></text:p>
      <text:p text:style-name="P20"/>
      <text:p text:style-name="P21">Le principe d’environnement virtuel m’était inconnu avant ce projet, j’ai du donc me plonger sur la question et il est vrai que c’est pratique. J’ai donc créé mon environnement virtuel avec <text:soft-page-break/>virtualenv et virtualenvwrapper-win <text:span text:style-name="T13">qui est </text:span>une version pour windows. <text:span text:style-name="T13">J’ai ensuite installé ce qu’il me fallait donc pygame et cx_freeze pour créer un executable.</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07:01:28.979000000</meta:creation-date>
    <dc:date>2018-07-30T14:09:47.451000000</dc:date>
    <meta:editing-duration>PT2H38M39S</meta:editing-duration>
    <meta:editing-cycles>8</meta:editing-cycles>
    <meta:generator>LibreOffice/5.4.4.2$Windows_X86_64 LibreOffice_project/2524958677847fb3bb44820e40380acbe820f960</meta:generator>
    <meta:document-statistic meta:table-count="0" meta:image-count="0" meta:object-count="0" meta:page-count="2" meta:paragraph-count="15" meta:word-count="451" meta:character-count="2592" meta:non-whitespace-character-count="2155"/>
  </office:meta>
</office:document-meta>
</file>